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D000000E888C667D590165EBC.png" manifest:media-type="image/png"/>
  <manifest:file-entry manifest:full-path="Pictures/100002010000009900000029A6E7312EEA874A91.png" manifest:media-type="image/png"/>
  <manifest:file-entry manifest:full-path="Pictures/100002010000009900000029A7A909108EE56D05.png" manifest:media-type="image/png"/>
  <manifest:file-entry manifest:full-path="Pictures/100002010000037D000000E85A9BE74B52022569.png" manifest:media-type="image/png"/>
  <manifest:file-entry manifest:full-path="Pictures/10000000000005000000040083B2C59699A6C73C.png" manifest:media-type="image/png"/>
  <manifest:file-entry manifest:full-path="Pictures/100000000000050000000400CDDC161778180E9D.png" manifest:media-type="image/png"/>
  <manifest:file-entry manifest:full-path="Pictures/1000000000000500000004006FCCB10B29408D2B.png" manifest:media-type="image/png"/>
  <manifest:file-entry manifest:full-path="Pictures/100000000000050000000400ED2395094A57C5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2" svg:font-family="'Open Sans'" style:font-family-generic="swiss"/>
    <style:font-face style:name="Open sans light1" svg:font-family="'Open sans light'" style:font-family-generic="swiss"/>
    <style:font-face style:name="Calibri1" svg:font-family="Calibri" style:font-pitch="variable"/>
    <style:font-face style:name="Gill Sans Light1" svg:font-family="'Gill Sans Light'" style:font-pitch="variable"/>
    <style:font-face style:name="Open Sans1" svg:font-family="'Open Sans'" style:font-pitch="variable"/>
    <style:font-face style:name="Open Sans Light1" svg:font-family="'Open Sans Light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Gill Sans Light2" svg:font-family="'Gill Sans Light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fo:min-height="4.233cm" draw:shadow-color="#808080" draw:shadow-opacity="75%"/>
    </style:style>
    <style:style style:name="pr2" style:family="presentation" style:parent-style-name="Default-subtitle">
      <style:graphic-properties draw:fill-color="#ffffff" fo:min-height="20.948cm"/>
    </style:style>
    <style:style style:name="pr3" style:family="presentation" style:parent-style-name="Default-notes">
      <style:graphic-properties draw:fill-color="#ffffff" fo:min-height="11.43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style:font-name="Open sans light1" fo:font-size="60pt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style:font-name="Open Sans2" fo:font-size="60pt" style:font-size-asian="60pt" style:font-size-complex="60pt"/>
    </style:style>
    <style:style style:name="T2" style:family="text">
      <style:text-properties style:font-name="Open Sans2"/>
    </style:style>
    <style:style style:name="T3" style:family="text">
      <style:text-properties style:font-name="Open sans light1" fo:font-size="60pt" style:font-size-asian="60pt" style:font-size-complex="60pt"/>
    </style:style>
    <text:list-style style:name="L1">
      <text:list-level-style-number text:level="1" style:num-format="">
        <style:list-level-properties/>
        <style:text-properties fo:color="#2f302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414141" fo:font-size="81%"/>
      </text:list-level-style-number>
      <text:list-level-style-bullet text:level="2" text:bullet-char="•">
        <style:list-level-properties text:space-before="1.058cm"/>
        <style:text-properties style:font-name="Gill Sans Light2" fo:color="#414141" fo:font-size="81%"/>
      </text:list-level-style-bullet>
      <text:list-level-style-bullet text:level="3" text:bullet-char="•">
        <style:list-level-properties text:space-before="2.116cm"/>
        <style:text-properties style:font-name="Gill Sans Light2" fo:color="#414141" fo:font-size="81%"/>
      </text:list-level-style-bullet>
      <text:list-level-style-bullet text:level="4" text:bullet-char="•">
        <style:list-level-properties text:space-before="3.175cm"/>
        <style:text-properties style:font-name="Gill Sans Light2" fo:color="#414141" fo:font-size="81%"/>
      </text:list-level-style-bullet>
      <text:list-level-style-bullet text:level="5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6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7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8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9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10" text:bullet-char="•">
        <style:list-level-properties text:space-before="4.233cm"/>
        <style:text-properties style:font-name="Gill Sans Light2" fo:color="#414141" fo:font-size="81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Demonstrations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p><text:span text:style-name="T1">Nubis Training</text:span></text:p>
            <text:p><text:span text:style-name="T2">September 2016</text:span></text:p>
            <text:p><text:span text:style-name="T2">irc #nubis-users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Demonstrations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p text:style-name="P4"><text:span text:style-name="T3">Deploy a new application</text:span></text:p>
            <text:p text:style-name="P4"><text:span text:style-name="T3">(link)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Demonstrations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p text:style-name="P4"><text:span text:style-name="T3">Deploy new application code</text:span></text:p>
            <text:p text:style-name="P4"><text:span text:style-name="T3">(link)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Demonstrations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p text:style-name="P4"><text:span text:style-name="T3">Continuous Integration work-flow</text:span></text:p>
            <text:p text:style-name="P4"><text:span text:style-name="T3">(link)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Demonstrations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p text:style-name="P4"><text:span text:style-name="T3">Upgrade an account</text:span></text:p>
            <text:p text:style-name="P4"><text:span text:style-name="T3">(link)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Demonstrations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p text:style-name="P4"><text:span text:style-name="T3">Troubleshooting</text:span></text:p>
            <text:p text:style-name="P4"><text:span text:style-name="T3">(link)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Demonstrations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p text:style-name="P4"><text:span text:style-name="T3">Q &amp; A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2" svg:font-family="'Open Sans'" style:font-family-generic="swiss"/>
    <style:font-face style:name="Open sans light1" svg:font-family="'Open sans light'" style:font-family-generic="swiss"/>
    <style:font-face style:name="Calibri1" svg:font-family="Calibri" style:font-pitch="variable"/>
    <style:font-face style:name="Gill Sans Light1" svg:font-family="'Gill Sans Light'" style:font-pitch="variable"/>
    <style:font-face style:name="Open Sans1" svg:font-family="'Open Sans'" style:font-pitch="variable"/>
    <style:font-face style:name="Open Sans Light1" svg:font-family="'Open Sans Light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Gill Sans Light2" svg:font-family="'Gill Sans Light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itmape_20_1" draw:display-name="Bitmape 1" xlink:href="Pictures/10000000000005000000040083B2C59699A6C73C.png" xlink:type="simple" xlink:show="embed" xlink:actuate="onLoad"/>
    <draw:fill-image draw:name="Bitmape_20_2" draw:display-name="Bitmape 2" xlink:href="Pictures/1000000000000500000004006FCCB10B29408D2B.png" xlink:type="simple" xlink:show="embed" xlink:actuate="onLoad"/>
    <draw:fill-image draw:name="Bitmape_20_3" draw:display-name="Bitmape 3" xlink:href="Pictures/100000000000050000000400CDDC161778180E9D.png" xlink:type="simple" xlink:show="embed" xlink:actuate="onLoad"/>
    <draw:fill-image draw:name="Bitmape_20_4" draw:display-name="Bitmape 4" xlink:href="Pictures/100000000000050000000400ED2395094A57C54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•">
            <style:list-level-properties text:space-before="1.27cm"/>
            <style:text-properties fo:font-family="'Open Sans'" style:font-family-generic="swiss" style:font-pitch="variable" fo:color="#414141" fo:font-size="100%"/>
          </text:list-level-style-bullet>
          <text:list-level-style-bullet text:level="3" text:bullet-char="•">
            <style:list-level-properties text:space-before="2.54cm"/>
            <style:text-properties fo:font-family="'Open Sans'" style:font-family-generic="swiss" style:font-pitch="variable" fo:color="#414141" fo:font-size="100%"/>
          </text:list-level-style-bullet>
          <text:list-level-style-bullet text:level="4" text:bullet-char="•">
            <style:list-level-properties text:space-before="3.81cm"/>
            <style:text-properties fo:font-family="'Open Sans'" style:font-family-generic="swiss" style:font-pitch="variable" fo:color="#414141" fo:font-size="100%"/>
          </text:list-level-style-bullet>
          <text:list-level-style-bullet text:level="5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6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7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8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9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10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Open Sans1" fo:font-family="'Open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•">
            <style:list-level-properties text:space-before="1.27cm"/>
            <style:text-properties fo:font-family="'Open Sans'" style:font-family-generic="swiss" style:font-pitch="variable" fo:color="#414141" fo:font-size="100%"/>
          </text:list-level-style-bullet>
          <text:list-level-style-bullet text:level="3" text:bullet-char="•">
            <style:list-level-properties text:space-before="2.54cm"/>
            <style:text-properties fo:font-family="'Open Sans'" style:font-family-generic="swiss" style:font-pitch="variable" fo:color="#414141" fo:font-size="100%"/>
          </text:list-level-style-bullet>
          <text:list-level-style-bullet text:level="4" text:bullet-char="•">
            <style:list-level-properties text:space-before="3.81cm"/>
            <style:text-properties fo:font-family="'Open Sans'" style:font-family-generic="swiss" style:font-pitch="variable" fo:color="#414141" fo:font-size="100%"/>
          </text:list-level-style-bullet>
          <text:list-level-style-bullet text:level="5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6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7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8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9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10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14141" style:text-line-through-style="none" style:text-line-through-type="none" style:text-position="0% 100%" style:font-name="Open Sans1" fo:font-family="'Open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2f302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f302f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4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fefff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efffe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4-title">
          <text:list-level-style-number text:level="1" style:num-format="">
            <style:list-level-properties/>
            <style:text-properties fo:color="#2f302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f302f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6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4" style:repeat="stretch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7-title">
          <text:list-level-style-number text:level="1" style:num-format="">
            <style:list-level-properties/>
            <style:text-properties fo:color="#fefff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efffe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36.12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414141" fo:font-size="100%"/>
      </text:list-level-style-number>
      <text:list-level-style-bullet text:level="2" text:bullet-char="•">
        <style:list-level-properties text:space-before="1.27cm"/>
        <style:text-properties fo:font-family="'Open Sans'" style:font-family-generic="swiss" style:font-pitch="variable" fo:color="#414141" fo:font-size="100%"/>
      </text:list-level-style-bullet>
      <text:list-level-style-bullet text:level="3" text:bullet-char="•">
        <style:list-level-properties text:space-before="2.54cm"/>
        <style:text-properties fo:font-family="'Open Sans'" style:font-family-generic="swiss" style:font-pitch="variable" fo:color="#414141" fo:font-size="100%"/>
      </text:list-level-style-bullet>
      <text:list-level-style-bullet text:level="4" text:bullet-char="•">
        <style:list-level-properties text:space-before="3.81cm"/>
        <style:text-properties fo:font-family="'Open Sans'" style:font-family-generic="swiss" style:font-pitch="variable" fo:color="#414141" fo:font-size="100%"/>
      </text:list-level-style-bullet>
      <text:list-level-style-bullet text:level="5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6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7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8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9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10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7.858cm" svg:height="6.285cm" svg:x="1.083cm" svg:y="2.27cm"/>
      <draw:page-thumbnail draw:layer="backgroundobjects" svg:width="7.858cm" svg:height="6.285cm" svg:x="1.083cm" svg:y="9.556cm"/>
      <draw:page-thumbnail draw:layer="backgroundobjects" svg:width="7.858cm" svg:height="6.285cm" svg:x="1.083cm" svg:y="16.842cm"/>
      <draw:page-thumbnail draw:layer="backgroundobjects" svg:width="7.858cm" svg:height="6.285cm" svg:x="10.108cm" svg:y="2.27cm"/>
      <draw:page-thumbnail draw:layer="backgroundobjects" svg:width="7.858cm" svg:height="6.285cm" svg:x="10.108cm" svg:y="9.556cm"/>
      <draw:page-thumbnail draw:layer="backgroundobjects" svg:width="7.858cm" svg:height="6.285cm" svg:x="10.108cm" svg:y="16.84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42.686cm" svg:height="4.515cm" svg:x="1.235cm" svg:y="0.952cm" presentation:class="title" presentation:placeholder="true">
        <draw:text-box/>
      </draw:frame>
      <draw:frame draw:name="Picture 2" draw:style-name="Mgr3" draw:text-style-name="MP5" draw:layer="backgroundobjects" svg:width="5.398cm" svg:height="1.446cm" svg:x="39.123cm" svg:y="0cm">
        <draw:image xlink:href="Pictures/100002010000009900000029A7A909108EE56D05.png" xlink:type="simple" xlink:show="embed" xlink:actuate="onLoad">
          <text:p/>
        </draw:image>
      </draw:frame>
      <draw:frame presentation:style-name="Default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draw:name="Picture 1" draw:style-name="Mgr3" draw:text-style-name="MP5" draw:layer="backgroundobjects" svg:width="5.398cm" svg:height="1.446cm" svg:x="39.123cm" svg:y="0cm">
        <draw:image xlink:href="Pictures/100002010000009900000029A6E7312EEA874A91.png" xlink:type="simple" xlink:show="embed" xlink:actuate="onLoad">
          <text:p/>
        </draw:image>
      </draw:frame>
      <draw:frame presentation:style-name="Title1-title" draw:layer="backgroundobjects" svg:width="40.643cm" svg:height="6.031cm" svg:x="2.258cm" svg:y="1.441cm" presentation:class="title" presentation:placeholder="true">
        <draw:text-box/>
      </draw:frame>
      <draw:frame presentation:style-name="Title1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3">
      <draw:frame draw:name="Picture 1" draw:style-name="Mgr3" draw:text-style-name="MP5" draw:layer="backgroundobjects" svg:width="5.398cm" svg:height="1.446cm" svg:x="39.123cm" svg:y="0cm">
        <draw:image xlink:href="Pictures/100002010000009900000029A6E7312EEA874A91.png" xlink:type="simple" xlink:show="embed" xlink:actuate="onLoad">
          <text:p/>
        </draw:image>
      </draw:frame>
      <draw:frame presentation:style-name="Title2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4">
      <draw:frame presentation:style-name="Title3-title" draw:layer="backgroundobjects" svg:width="42.686cm" svg:height="4.515cm" svg:x="1.235cm" svg:y="0.952cm" presentation:class="title" presentation:placeholder="true">
        <draw:text-box/>
      </draw:frame>
      <draw:frame draw:name="Picture 2" draw:style-name="Mgr3" draw:text-style-name="MP5" draw:layer="backgroundobjects" svg:width="5.398cm" svg:height="1.446cm" svg:x="39.123cm" svg:y="0cm">
        <draw:image xlink:href="Pictures/100002010000009900000029A6E7312EEA874A91.png" xlink:type="simple" xlink:show="embed" xlink:actuate="onLoad">
          <text:p/>
        </draw:image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draw:name="Picture 2" draw:style-name="Mgr3" draw:text-style-name="MP5" draw:layer="backgroundobjects" svg:width="5.398cm" svg:height="1.446cm" svg:x="39.123cm" svg:y="0cm">
        <draw:image xlink:href="Pictures/100002010000009900000029A6E7312EEA874A91.png" xlink:type="simple" xlink:show="embed" xlink:actuate="onLoad">
          <text:p/>
        </draw:image>
      </draw:frame>
      <draw:frame draw:name="Picture 3" draw:style-name="Mgr3" draw:text-style-name="MP5" draw:layer="backgroundobjects" svg:width="13.851cm" svg:height="3.598cm" svg:x="15.632cm" svg:y="15.205cm">
        <draw:image xlink:href="Pictures/100002010000037D000000E85A9BE74B52022569.png" xlink:type="simple" xlink:show="embed" xlink:actuate="onLoad">
          <text:p/>
        </draw:image>
      </draw:frame>
      <draw:frame presentation:style-name="Title4-title" draw:layer="backgroundobjects" svg:width="42.686cm" svg:height="4.515cm" svg:x="1.235cm" svg:y="0.952cm" presentation:class="title" presentation:placeholder="true">
        <draw:text-box/>
      </draw:frame>
      <draw:frame presentation:style-name="Title4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2">
      <draw:frame draw:name="Picture 1" draw:style-name="Mgr3" draw:text-style-name="MP5" draw:layer="backgroundobjects" svg:width="5.398cm" svg:height="1.446cm" svg:x="39.123cm" svg:y="0cm">
        <draw:image xlink:href="Pictures/100002010000009900000029A6E7312EEA874A91.png" xlink:type="simple" xlink:show="embed" xlink:actuate="onLoad">
          <text:p/>
        </draw:image>
      </draw:frame>
      <draw:frame draw:name="Picture 2" draw:style-name="Mgr3" draw:text-style-name="MP5" draw:layer="backgroundobjects" svg:width="13.847cm" svg:height="3.598cm" svg:x="15.628cm" svg:y="15.205cm">
        <draw:image xlink:href="Pictures/100002010000037D000000E888C667D590165EBC.png" xlink:type="simple" xlink:show="embed" xlink:actuate="onLoad">
          <text:p/>
        </draw:image>
      </draw:frame>
      <draw:frame presentation:style-name="Title5-title" draw:layer="backgroundobjects" svg:width="40.643cm" svg:height="6.031cm" svg:x="2.258cm" svg:y="1.441cm" presentation:class="title" presentation:placeholder="true">
        <draw:text-box/>
      </draw:frame>
      <draw:frame presentation:style-name="Title5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3">
      <draw:frame draw:name="Picture 1" draw:style-name="Mgr3" draw:text-style-name="MP5" draw:layer="backgroundobjects" svg:width="5.398cm" svg:height="1.446cm" svg:x="39.123cm" svg:y="0cm">
        <draw:image xlink:href="Pictures/100002010000009900000029A6E7312EEA874A91.png" xlink:type="simple" xlink:show="embed" xlink:actuate="onLoad">
          <text:p/>
        </draw:image>
      </draw:frame>
      <draw:frame draw:name="Picture 3" draw:style-name="Mgr3" draw:text-style-name="MP5" draw:layer="backgroundobjects" svg:width="13.847cm" svg:height="3.598cm" svg:x="15.628cm" svg:y="15.205cm">
        <draw:image xlink:href="Pictures/100002010000037D000000E888C667D590165EBC.png" xlink:type="simple" xlink:show="embed" xlink:actuate="onLoad">
          <text:p/>
        </draw:image>
      </draw:frame>
      <draw:frame presentation:style-name="Title6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4">
      <draw:frame draw:name="Picture 2" draw:style-name="Mgr3" draw:text-style-name="MP5" draw:layer="backgroundobjects" svg:width="5.398cm" svg:height="1.446cm" svg:x="39.123cm" svg:y="0cm">
        <draw:image xlink:href="Pictures/100002010000009900000029A6E7312EEA874A91.png" xlink:type="simple" xlink:show="embed" xlink:actuate="onLoad">
          <text:p/>
        </draw:image>
      </draw:frame>
      <draw:frame draw:name="Picture 3" draw:style-name="Mgr3" draw:text-style-name="MP5" draw:layer="backgroundobjects" svg:width="13.847cm" svg:height="3.598cm" svg:x="15.628cm" svg:y="15.205cm">
        <draw:image xlink:href="Pictures/100002010000037D000000E888C667D590165EBC.png" xlink:type="simple" xlink:show="embed" xlink:actuate="onLoad">
          <text:p/>
        </draw:image>
      </draw:frame>
      <draw:frame presentation:style-name="Title7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6-09-12T16:09:08.178067347</dc:date>
    <meta:editing-cycles>10</meta:editing-cycles>
    <meta:editing-duration>PT1H9M40S</meta:editing-duration>
    <meta:generator>LibreOffice/5.1.4.2$Linux_X86_64 LibreOffice_project/10m0$Build-2</meta:generator>
    <meta:document-statistic meta:object-count="78"/>
  </office:meta>
</office:document-meta>
</file>